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C0000003CD34289146ADB66C4.png" manifest:media-type="image/png"/>
  <manifest:file-entry manifest:full-path="Pictures/100000000000003C0000003C7129DC5B93EC8F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Palladio L" svg:font-family="'URW Palladio L'" style:font-adornments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QObject-Head">
      <style:paragraph-properties fo:break-before="page"/>
    </style:style>
    <style:style style:name="fr1" style:family="graphic" style:parent-style-name="Checkbox">
      <style:graphic-properties style:vertical-pos="middle" style:vertical-rel="text" draw:opacity="100%">
        <style:columns fo:column-count="1" fo:column-gap="0cm"/>
      </style:graphic-properties>
    </style:style>
    <style:style style:name="fr2" style:family="graphic" style:parent-style-name="Checkbox">
      <style:graphic-properties style:vertical-pos="middle" style:vertical-rel="text"/>
    </style:style>
    <style:style style:name="fr3" style:family="graphic" style:parent-style-name="Textbox">
      <style:graphic-properties style:vertical-pos="middle" style:vertical-rel="text"/>
    </style:style>
    <style:style style:name="fr4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elehrung">Der Fragebogen wird maschinell erfasst. Bitte mit Kugelschreiber, Füller oder nicht zu dickem Filzstift ausfüllen.</text:p>
      <text:p text:style-name="Belehrung">Ankreuzen: <text:tab/><draw:frame draw:style-name="fr4" draw:name="Grafik1" text:anchor-type="as-char" svg:width="0.508cm" svg:height="0.508cm" draw:z-index="68"><draw:image xlink:href="Pictures/100000000000003C0000003C7129DC5B93EC8F2A.png" xlink:type="simple" xlink:show="embed" xlink:actuate="onLoad"/></draw:frame><text:tab/><text:tab/>Bei Auswahlfragen dürfen mehrere Antworten angekreuzt werden. </text:p>
      <text:p text:style-name="Belehrung">Korrigieren: <text:tab/><draw:frame draw:style-name="fr4" draw:name="Grafik2" text:anchor-type="as-char" svg:width="0.508cm" svg:height="0.508cm" draw:z-index="69"><draw:image xlink:href="Pictures/100000000000003C0000003CD34289146ADB66C4.png" xlink:type="simple" xlink:show="embed" xlink:actuate="onLoad"/></draw:frame><text:tab/><text:tab/>Bei Bewertungsfragen (Skala 1 – 5) darf nur ein Kästchen angekreuzt werden.</text:p>
      <text:list xml:id="list2952619956277283378" text:style-name="Numbering_20_1">
        <text:list-item>
          <text:p text:style-name="QObject-Head">Allgemeines</text:p>
          <text:list>
            <text:list-item>
              <text:p text:style-name="QObject-Choice">In welchem Studiengang bist Du immatrikuliert?</text:p>
            </text:list-item>
          </text:list>
        </text:list-item>
      </text:list>
      <text:p text:style-name="Answer-Choice"><draw:frame draw:style-name="fr1" draw:name="Rahmen2" text:anchor-type="as-char" svg:width="0.349cm" svg:height="0.349cm" draw:z-index="70"><draw:text-box><text:p text:style-name="Frame_20_contents"/></draw:text-box></draw:frame> ETIT<text:tab/><draw:frame draw:style-name="fr2" draw:name="Rahmen4" text:anchor-type="as-char" svg:width="0.349cm" svg:height="0.349cm" draw:z-index="71"><draw:text-box><text:p text:style-name="Frame_20_contents"/></draw:text-box></draw:frame> Anderer</text:p>
      <text:list xml:id="list230540849180514" text:continue-numbering="true" text:style-name="Numbering_20_1">
        <text:list-item>
          <text:list>
            <text:list-item>
              <text:p text:style-name="QObject-Choice">In welchem Fachsemester bist Du?</text:p>
            </text:list-item>
          </text:list>
        </text:list-item>
      </text:list>
      <text:p text:style-name="Answer-Choice"><draw:frame draw:style-name="fr2" draw:name="Rahmen3" text:anchor-type="as-char" svg:width="0.349cm" svg:height="0.349cm" draw:z-index="0"><draw:text-box><text:p text:style-name="Frame_20_contents"/></draw:text-box></draw:frame> 1 – 2<text:tab/><draw:frame draw:style-name="fr2" draw:name="Rahmen5" text:anchor-type="as-char" svg:width="0.349cm" svg:height="0.349cm" draw:z-index="1"><draw:text-box><text:p text:style-name="Frame_20_contents"/></draw:text-box></draw:frame> 3 – 4<text:tab/><draw:frame draw:style-name="fr2" draw:name="Rahmen6" text:anchor-type="as-char" svg:width="0.349cm" svg:height="0.349cm" draw:z-index="2"><draw:text-box><text:p text:style-name="Frame_20_contents"/></draw:text-box></draw:frame> 5 – 6<text:tab/><draw:frame draw:style-name="fr2" draw:name="Rahmen7" text:anchor-type="as-char" svg:width="0.349cm" svg:height="0.349cm" draw:z-index="3"><draw:text-box><text:p text:style-name="Frame_20_contents"/></draw:text-box></draw:frame> 7 – 8<text:tab/><draw:frame draw:style-name="fr2" draw:name="Rahmen8" text:anchor-type="as-char" svg:width="0.349cm" svg:height="0.349cm" draw:z-index="4"><draw:text-box><text:p text:style-name="Frame_20_contents"/></draw:text-box></draw:frame> 9 – 10<text:tab/><draw:frame draw:style-name="fr2" draw:name="Rahmen9" text:anchor-type="as-char" svg:width="0.349cm" svg:height="0.349cm" draw:z-index="5"><draw:text-box><text:p text:style-name="Frame_20_contents"/></draw:text-box></draw:frame> 11 und mehr</text:p>
      <text:list xml:id="list230540605630685" text:continue-numbering="true" text:style-name="Numbering_20_1">
        <text:list-item>
          <text:list>
            <text:list-item>
              <text:p text:style-name="QObject-Choice">War für Dich diese Prüfung der 1. Versuch?</text:p>
            </text:list-item>
          </text:list>
        </text:list-item>
      </text:list>
      <text:p text:style-name="Answer-Choice"><draw:frame draw:style-name="fr2" draw:name="Rahmen10" text:anchor-type="as-char" svg:width="0.349cm" svg:height="0.349cm" draw:z-index="6"><draw:text-box><text:p text:style-name="Frame_20_contents"/></draw:text-box></draw:frame> Ja<text:tab/><draw:frame draw:style-name="fr2" draw:name="Rahmen11" text:anchor-type="as-char" svg:width="0.349cm" svg:height="0.349cm" draw:z-index="7"><draw:text-box><text:p text:style-name="Frame_20_contents"/></draw:text-box></draw:frame> Nein</text:p>
      <text:list xml:id="list230541807351909" text:continue-numbering="true" text:style-name="Numbering_20_1">
        <text:list-item>
          <text:list>
            <text:list-item>
              <text:p text:style-name="QObject-Choice">Ist Deutsch Deine Muttersprache?</text:p>
            </text:list-item>
          </text:list>
        </text:list-item>
      </text:list>
      <text:p text:style-name="Answer-Choice"><draw:frame draw:style-name="fr2" draw:name="Rahmen12" text:anchor-type="as-char" svg:width="0.349cm" svg:height="0.349cm" draw:z-index="8"><draw:text-box><text:p text:style-name="Frame_20_contents"/></draw:text-box></draw:frame> Ja<text:tab/><draw:frame draw:style-name="fr2" draw:name="Rahmen13" text:anchor-type="as-char" svg:width="0.349cm" svg:height="0.349cm" draw:z-index="9"><draw:text-box><text:p text:style-name="Frame_20_contents"/></draw:text-box></draw:frame> Nein</text:p>
      <text:list xml:id="list230541143126890" text:continue-numbering="true" text:style-name="Numbering_20_1">
        <text:list-item>
          <text:p text:style-name="QObject-Head">Vorbereitung</text:p>
          <text:list>
            <text:list-item>
              <text:p text:style-name="QObject-Choice">Wie hast Du Dich während des Semesters auf die Prüfung vorbereitet?</text:p>
            </text:list-item>
          </text:list>
        </text:list-item>
      </text:list>
      <text:p text:style-name="Answer-Choice"><draw:frame draw:style-name="fr2" draw:name="Rahmen14" text:anchor-type="as-char" svg:width="0.349cm" svg:height="0.349cm" draw:z-index="10"><draw:text-box><text:p text:style-name="Frame_20_contents"/></draw:text-box></draw:frame> Besuch der Vorlesung<text:tab/><text:tab/><draw:frame draw:style-name="fr2" draw:name="Rahmen15" text:anchor-type="as-char" svg:width="0.349cm" svg:height="0.349cm" draw:z-index="11"><draw:text-box><text:p text:style-name="Frame_20_contents"/></draw:text-box></draw:frame> Vor- und / oder Nachbereitung der Vorlesung</text:p>
      <text:p text:style-name="Answer-Choice"><draw:frame draw:style-name="fr2" draw:name="Rahmen16" text:anchor-type="as-char" svg:width="0.349cm" svg:height="0.349cm" draw:z-index="12"><draw:text-box><text:p text:style-name="Frame_20_contents"/></draw:text-box></draw:frame> Besuch der Übung<text:tab/><text:tab/><draw:frame draw:style-name="fr2" draw:name="Rahmen17" text:anchor-type="as-char" svg:width="0.349cm" svg:height="0.349cm" draw:z-index="13"><draw:text-box><text:p text:style-name="Frame_20_contents"/></draw:text-box></draw:frame> Besuch eines Tutoriums</text:p>
      <text:p text:style-name="Answer-Choice"><draw:frame draw:style-name="fr2" draw:name="Rahmen18" text:anchor-type="as-char" svg:width="0.349cm" svg:height="0.349cm" draw:z-index="14"><draw:text-box><text:p text:style-name="Frame_20_contents"/></draw:text-box></draw:frame> Bearbeiten der Übungsaufgaben, vor der Übung</text:p>
      <text:p text:style-name="Answer-Choice"><draw:frame draw:style-name="fr2" draw:name="Rahmen19" text:anchor-type="as-char" svg:width="0.349cm" svg:height="0.349cm" draw:z-index="15"><draw:text-box><text:p text:style-name="Frame_20_contents"/></draw:text-box></draw:frame> Bearbeiten der Übungsaufgaben, nach der Übung</text:p>
      <text:list xml:id="list230541060778835" text:continue-numbering="true" text:style-name="Numbering_20_1">
        <text:list-item>
          <text:list>
            <text:list-item>
              <text:p text:style-name="QObject-Choice">Wie hast Du Dich in der Phase direkt vor der Prüfung vorbereitet? (Bitte nur eine Möglichkeit ankreuzen)</text:p>
            </text:list-item>
          </text:list>
        </text:list-item>
      </text:list>
      <text:p text:style-name="Answer-Choice"><draw:frame draw:style-name="fr2" draw:name="Rahmen20" text:anchor-type="as-char" svg:width="0.349cm" svg:height="0.349cm" draw:z-index="16"><draw:text-box><text:p text:style-name="Frame_20_contents"/></draw:text-box></draw:frame> Erst Theorie, dann Übungen<text:tab/><text:tab/><draw:frame draw:style-name="fr2" draw:name="Rahmen21" text:anchor-type="as-char" svg:width="0.349cm" svg:height="0.349cm" draw:z-index="17"><draw:text-box><text:p text:style-name="Frame_20_contents"/></draw:text-box></draw:frame> Theorie und Übungen parallel</text:p>
      <text:p text:style-name="Answer-Choice"><draw:frame draw:style-name="fr2" draw:name="Rahmen22" text:anchor-type="as-char" svg:width="0.349cm" svg:height="0.349cm" draw:z-index="18"><draw:text-box><text:p text:style-name="Frame_20_contents"/></draw:text-box></draw:frame> Erst Theorie, dann Klausuren<text:tab/><text:tab/><draw:frame draw:style-name="fr2" draw:name="Rahmen23" text:anchor-type="as-char" svg:width="0.349cm" svg:height="0.349cm" draw:z-index="19"><draw:text-box><text:p text:style-name="Frame_20_contents"/></draw:text-box></draw:frame> Theorie und Klausuren parallel</text:p>
      <text:p text:style-name="Answer-Choice"><draw:frame draw:style-name="fr2" draw:name="Rahmen24" text:anchor-type="as-char" svg:width="0.349cm" svg:height="0.349cm" draw:z-index="20"><draw:text-box><text:p text:style-name="Frame_20_contents"/></draw:text-box></draw:frame> Erst Theorie, dann Übungen und Klausuren<text:tab/><draw:frame draw:style-name="fr2" draw:name="Rahmen25" text:anchor-type="as-char" svg:width="0.349cm" svg:height="0.349cm" draw:z-index="21"><draw:text-box><text:p text:style-name="Frame_20_contents"/></draw:text-box></draw:frame> Theorie, Übungen und Klausuren parallel</text:p>
      <text:p text:style-name="Answer-Choice"><draw:frame draw:style-name="fr2" draw:name="Rahmen26" text:anchor-type="as-char" svg:width="0.349cm" svg:height="0.349cm" draw:z-index="22"><draw:text-box><text:p text:style-name="Frame_20_contents"/></draw:text-box></draw:frame> Erst Übungen und / oder Klausuren, dann Theorie</text:p>
      <text:p text:style-name="Answer-Choice"><draw:frame draw:style-name="fr2" draw:name="Rahmen27" text:anchor-type="as-char" svg:width="0.349cm" svg:height="0.349cm" draw:z-index="23"><draw:text-box><text:p text:style-name="Frame_20_contents"/></draw:text-box></draw:frame> Fast nur Theorie<text:tab/><draw:frame draw:style-name="fr2" draw:name="Rahmen28" text:anchor-type="as-char" svg:width="0.349cm" svg:height="0.349cm" draw:z-index="24"><draw:text-box><text:p text:style-name="Frame_20_contents"/></draw:text-box></draw:frame> Fast nur Übungen<text:tab/><draw:frame draw:style-name="fr2" draw:name="Rahmen29" text:anchor-type="as-char" svg:width="0.349cm" svg:height="0.349cm" draw:z-index="25"><draw:text-box><text:p text:style-name="Frame_20_contents"/></draw:text-box></draw:frame> Fast nur Klausuren</text:p>
      <text:list xml:id="list230541783160525" text:continue-numbering="true" text:style-name="Numbering_20_1">
        <text:list-item>
          <text:list>
            <text:list-item>
              <text:p text:style-name="QObject-Mark">Hast Du Dich in einer Lerngruppe auf die Prüfung vorbereitet?</text:p>
            </text:list-item>
          </text:list>
        </text:list-item>
      </text:list>
      <text:p text:style-name="Answer-Mark"><text:tab/>Nur<text:tab/><draw:frame draw:style-name="fr2" draw:name="Rahmen30" text:anchor-type="as-char" svg:width="0.349cm" svg:height="0.349cm" draw:z-index="26"><draw:text-box><text:p text:style-name="Frame_20_contents"/></draw:text-box></draw:frame> <text:s text:c="6"/><draw:frame draw:style-name="fr2" draw:name="Rahmen31" text:anchor-type="as-char" svg:width="0.349cm" svg:height="0.349cm" draw:z-index="27"><draw:text-box><text:p text:style-name="Frame_20_contents"/></draw:text-box></draw:frame> <text:s text:c="6"/><draw:frame draw:style-name="fr2" draw:name="Rahmen32" text:anchor-type="as-char" svg:width="0.349cm" svg:height="0.349cm" draw:z-index="28"><draw:text-box><text:p text:style-name="Frame_20_contents"/></draw:text-box></draw:frame> <text:s text:c="6"/><draw:frame draw:style-name="fr2" draw:name="Rahmen33" text:anchor-type="as-char" svg:width="0.349cm" svg:height="0.349cm" draw:z-index="29"><draw:text-box><text:p text:style-name="Frame_20_contents"/></draw:text-box></draw:frame> <text:s text:c="6"/><draw:frame draw:style-name="fr2" draw:name="Rahmen34" text:anchor-type="as-char" svg:width="0.349cm" svg:height="0.349cm" draw:z-index="30"><draw:text-box><text:p text:style-name="Frame_20_contents"/></draw:text-box></draw:frame><text:tab/>Nie</text:p>
      <text:list xml:id="list230541630523714" text:continue-numbering="true" text:style-name="Numbering_20_1">
        <text:list-item>
          <text:list>
            <text:list-item>
              <text:p text:style-name="QObject-Choice">Wie lange hast Du auf diese Klausur gelernt?</text:p>
            </text:list-item>
          </text:list>
        </text:list-item>
      </text:list>
      <text:p text:style-name="Answer-Choice"><draw:frame draw:style-name="fr2" draw:name="Rahmen35" text:anchor-type="as-char" svg:width="0.349cm" svg:height="0.349cm" draw:z-index="31"><draw:text-box><text:p text:style-name="Frame_20_contents"/></draw:text-box></draw:frame> unter einer Woche<text:tab/><draw:frame draw:style-name="fr2" draw:name="Rahmen36" text:anchor-type="as-char" svg:width="0.349cm" svg:height="0.349cm" draw:z-index="32"><draw:text-box><text:p text:style-name="Frame_20_contents"/></draw:text-box></draw:frame> ein bis zwei Wochen<text:tab/><draw:frame draw:style-name="fr2" draw:name="Rahmen37" text:anchor-type="as-char" svg:width="0.349cm" svg:height="0.349cm" draw:z-index="33"><draw:text-box><text:p text:style-name="Frame_20_contents"/></draw:text-box></draw:frame> mehr als zwei Wochen</text:p>
      <text:list xml:id="list230541258749522" text:continue-numbering="true" text:style-name="Numbering_20_1">
        <text:list-item>
          <text:list>
            <text:list-item>
              <text:p text:style-name="QObject-Choice">Wie viel Stunden am Tag hast Du im Schnitt in dieser Zeit gelernt?</text:p>
            </text:list-item>
          </text:list>
        </text:list-item>
      </text:list>
      <text:p text:style-name="Answer-Choice"><draw:frame draw:style-name="fr2" draw:name="Rahmen38" text:anchor-type="as-char" svg:width="0.349cm" svg:height="0.349cm" draw:z-index="34"><draw:text-box><text:p text:style-name="Frame_20_contents"/></draw:text-box></draw:frame> 0 – 2<text:tab/><draw:frame draw:style-name="fr2" draw:name="Rahmen39" text:anchor-type="as-char" svg:width="0.349cm" svg:height="0.349cm" draw:z-index="35"><draw:text-box><text:p text:style-name="Frame_20_contents"/></draw:text-box></draw:frame> 2 – 4<text:tab/><draw:frame draw:style-name="fr2" draw:name="Rahmen40" text:anchor-type="as-char" svg:width="0.349cm" svg:height="0.349cm" draw:z-index="36"><draw:text-box><text:p text:style-name="Frame_20_contents"/></draw:text-box></draw:frame> 4 – 6<text:tab/><draw:frame draw:style-name="fr2" draw:name="Rahmen41" text:anchor-type="as-char" svg:width="0.349cm" svg:height="0.349cm" draw:z-index="37"><draw:text-box><text:p text:style-name="Frame_20_contents"/></draw:text-box></draw:frame> 6 - 8<text:tab/><draw:frame draw:style-name="fr2" draw:name="Rahmen42" text:anchor-type="as-char" svg:width="0.349cm" svg:height="0.349cm" draw:z-index="38"><draw:text-box><text:p text:style-name="Frame_20_contents"/></draw:text-box></draw:frame> 8 – 10<text:tab/><draw:frame draw:style-name="fr2" draw:name="Rahmen87" text:anchor-type="as-char" svg:width="0.349cm" svg:height="0.349cm" draw:z-index="72"><draw:text-box><text:p text:style-name="Frame_20_contents"/></draw:text-box></draw:frame> mehr als 10</text:p>
      <text:list xml:id="list230541249664959" text:continue-numbering="true" text:style-name="Numbering_20_1">
        <text:list-item>
          <text:list>
            <text:list-item>
              <text:p text:style-name="QObject-Choice">Wo hast Du gelernt?</text:p>
            </text:list-item>
          </text:list>
        </text:list-item>
      </text:list>
      <text:p text:style-name="Answer-Choice"><draw:frame draw:style-name="fr2" draw:name="Rahmen43" text:anchor-type="as-char" svg:width="0.349cm" svg:height="0.349cm" draw:z-index="39"><draw:text-box><text:p text:style-name="Frame_20_contents"/></draw:text-box></draw:frame> Zuhause<text:tab/><draw:frame draw:style-name="fr2" draw:name="Rahmen44" text:anchor-type="as-char" svg:width="0.349cm" svg:height="0.349cm" draw:z-index="40"><draw:text-box><text:p text:style-name="Frame_20_contents"/></draw:text-box></draw:frame> Bibliothek<text:tab/><draw:frame draw:style-name="fr2" draw:name="Rahmen45" text:anchor-type="as-char" svg:width="0.349cm" svg:height="0.349cm" draw:z-index="41"><draw:text-box><text:p text:style-name="Frame_20_contents"/></draw:text-box></draw:frame> Lernraum<text:tab/><draw:frame draw:style-name="fr2" draw:name="Rahmen46" text:anchor-type="as-char" svg:width="0.349cm" svg:height="0.349cm" draw:z-index="42"><draw:text-box><text:p text:style-name="Frame_20_contents"/></draw:text-box></draw:frame> Bei Freunden</text:p>
      <text:list xml:id="list230541424385656" text:continue-numbering="true" text:style-name="Numbering_20_1">
        <text:list-item>
          <text:list>
            <text:list-item>
              <text:p text:style-name="QObject-Choice">Was machst Du, wenn Du etwas nicht verstehst?</text:p>
            </text:list-item>
          </text:list>
        </text:list-item>
      </text:list>
      <text:p text:style-name="Answer-Choice"><draw:frame draw:style-name="fr2" draw:name="Rahmen47" text:anchor-type="as-char" svg:width="0.349cm" svg:height="0.349cm" draw:z-index="43"><draw:text-box><text:p text:style-name="Frame_20_contents"/></draw:text-box></draw:frame> Freunde fragen<text:tab/><text:tab/><draw:frame draw:style-name="fr2" draw:name="Rahmen48" text:anchor-type="as-char" svg:width="0.349cm" svg:height="0.349cm" draw:z-index="44"><draw:text-box><text:p text:style-name="Frame_20_contents"/></draw:text-box></draw:frame> Übungsleiter / Dozent fragen</text:p>
      <text:p text:style-name="Answer-Choice"><draw:frame draw:style-name="fr2" draw:name="Rahmen49" text:anchor-type="as-char" svg:width="0.349cm" svg:height="0.349cm" draw:z-index="45"><draw:text-box><text:p text:style-name="Frame_20_contents"/></draw:text-box></draw:frame> Skript<text:tab/><text:tab/><text:tab/><draw:frame draw:style-name="fr2" draw:name="Rahmen50" text:anchor-type="as-char" svg:width="0.349cm" svg:height="0.349cm" draw:z-index="46"><draw:text-box><text:p text:style-name="Frame_20_contents"/></draw:text-box></draw:frame> Fremdliteratur / Internet</text:p>
      <text:p text:style-name="Answer-Choice"><draw:frame draw:style-name="fr2" draw:name="Rahmen51" text:anchor-type="as-char" svg:width="0.349cm" svg:height="0.349cm" draw:z-index="47"><draw:text-box><text:p text:style-name="Frame_20_contents"/></draw:text-box></draw:frame> Ignorieren</text:p>
      <text:list xml:id="list230542164134475" text:continue-numbering="true" text:style-name="Numbering_20_1">
        <text:list-item>
          <text:list>
            <text:list-item>
              <text:p text:style-name="QObject-Mark">Warst Du mit Deinen Versuchen Verständnisschwierigkeiten zu beseitigen erfolgreich?</text:p>
            </text:list-item>
          </text:list>
        </text:list-item>
      </text:list>
      <text:p text:style-name="Answer-Mark"><text:tab/>Immer<text:tab/><draw:frame draw:style-name="fr2" draw:name="Rahmen52" text:anchor-type="as-char" svg:width="0.349cm" svg:height="0.349cm" draw:z-index="48"><draw:text-box><text:p text:style-name="Frame_20_contents"/></draw:text-box></draw:frame> <text:s text:c="6"/><draw:frame draw:style-name="fr2" draw:name="Rahmen53" text:anchor-type="as-char" svg:width="0.349cm" svg:height="0.349cm" draw:z-index="49"><draw:text-box><text:p text:style-name="Frame_20_contents"/></draw:text-box></draw:frame> <text:s text:c="6"/><draw:frame draw:style-name="fr2" draw:name="Rahmen54" text:anchor-type="as-char" svg:width="0.349cm" svg:height="0.349cm" draw:z-index="50"><draw:text-box><text:p text:style-name="Frame_20_contents"/></draw:text-box></draw:frame> <text:s text:c="6"/><draw:frame draw:style-name="fr2" draw:name="Rahmen55" text:anchor-type="as-char" svg:width="0.349cm" svg:height="0.349cm" draw:z-index="51"><draw:text-box><text:p text:style-name="Frame_20_contents"/></draw:text-box></draw:frame> <text:s text:c="6"/><draw:frame draw:style-name="fr2" draw:name="Rahmen56" text:anchor-type="as-char" svg:width="0.349cm" svg:height="0.349cm" draw:z-index="52"><draw:text-box><text:p text:style-name="Frame_20_contents"/></draw:text-box></draw:frame><text:tab/>Nie</text:p>
      <text:list xml:id="list230540869914527" text:continue-numbering="true" text:style-name="Numbering_20_1">
        <text:list-item>
          <text:list>
            <text:list-item>
              <text:p text:style-name="QObject-Mark">Welche Note hättest Du Dir nach Deiner Vorbereitung gegeben?</text:p>
            </text:list-item>
          </text:list>
        </text:list-item>
      </text:list>
      <text:p text:style-name="Answer-Mark"><text:tab/>1<text:tab/><draw:frame draw:style-name="fr2" draw:name="Rahmen57" text:anchor-type="as-char" svg:width="0.349cm" svg:height="0.349cm" draw:z-index="53"><draw:text-box><text:p text:style-name="Frame_20_contents"/></draw:text-box></draw:frame> <text:s text:c="6"/><draw:frame draw:style-name="fr2" draw:name="Rahmen58" text:anchor-type="as-char" svg:width="0.349cm" svg:height="0.349cm" draw:z-index="54"><draw:text-box><text:p text:style-name="Frame_20_contents"/></draw:text-box></draw:frame> <text:s text:c="6"/><draw:frame draw:style-name="fr2" draw:name="Rahmen59" text:anchor-type="as-char" svg:width="0.349cm" svg:height="0.349cm" draw:z-index="55"><draw:text-box><text:p text:style-name="Frame_20_contents"/></draw:text-box></draw:frame> <text:s text:c="6"/><draw:frame draw:style-name="fr2" draw:name="Rahmen60" text:anchor-type="as-char" svg:width="0.349cm" svg:height="0.349cm" draw:z-index="56"><draw:text-box><text:p text:style-name="Frame_20_contents"/></draw:text-box></draw:frame> <text:s text:c="6"/><draw:frame draw:style-name="fr2" draw:name="Rahmen61" text:anchor-type="as-char" svg:width="0.349cm" svg:height="0.349cm" draw:z-index="57"><draw:text-box><text:p text:style-name="Frame_20_contents"/></draw:text-box></draw:frame><text:tab/>5</text:p>
      <text:list xml:id="list230541765692746" text:continue-numbering="true" text:style-name="Numbering_20_1">
        <text:list-item>
          <text:p text:style-name="P1">Vergleich</text:p>
          <text:list>
            <text:list-item>
              <text:p text:style-name="QObject-Mark">Stimmt Dein Lernaufwand mit dem überein, den Du Dir vorgenommen hast?</text:p>
            </text:list-item>
          </text:list>
        </text:list-item>
      </text:list>
      <text:p text:style-name="Answer-Mark"><text:tab/>Weniger getan, als geplant<text:tab/><draw:frame draw:style-name="fr2" draw:name="Rahmen62" text:anchor-type="as-char" svg:width="0.349cm" svg:height="0.349cm" draw:z-index="58"><draw:text-box><text:p text:style-name="Frame_20_contents"/></draw:text-box></draw:frame> <text:s text:c="6"/><draw:frame draw:style-name="fr2" draw:name="Rahmen63" text:anchor-type="as-char" svg:width="0.349cm" svg:height="0.349cm" draw:z-index="59"><draw:text-box><text:p text:style-name="Frame_20_contents"/></draw:text-box></draw:frame> <text:s text:c="6"/><draw:frame draw:style-name="fr2" draw:name="Rahmen64" text:anchor-type="as-char" svg:width="0.349cm" svg:height="0.349cm" draw:z-index="60"><draw:text-box><text:p text:style-name="Frame_20_contents"/></draw:text-box></draw:frame> <text:s text:c="6"/><draw:frame draw:style-name="fr2" draw:name="Rahmen65" text:anchor-type="as-char" svg:width="0.349cm" svg:height="0.349cm" draw:z-index="61"><draw:text-box><text:p text:style-name="Frame_20_contents"/></draw:text-box></draw:frame> <text:s text:c="6"/><draw:frame draw:style-name="fr2" draw:name="Rahmen66" text:anchor-type="as-char" svg:width="0.349cm" svg:height="0.349cm" draw:z-index="62"><draw:text-box><text:p text:style-name="Frame_20_contents"/></draw:text-box></draw:frame><text:tab/>mehr getan, als geplant</text:p>
      <text:list xml:id="list230540471486645" text:continue-numbering="true" text:style-name="Numbering_20_1">
        <text:list-item>
          <text:list>
            <text:list-item>
              <text:p text:style-name="QObject-Choice">Meinst Du, dass Dir Grundlagen gefehlt haben aus ...</text:p>
            </text:list-item>
          </text:list>
        </text:list-item>
      </text:list>
      <text:p text:style-name="Answer-Choice"><draw:frame draw:style-name="fr2" draw:name="Rahmen72" text:anchor-type="as-char" svg:width="0.349cm" svg:height="0.349cm" draw:z-index="73"><draw:text-box><text:p text:style-name="Frame_20_contents"/></draw:text-box></draw:frame> Mathe<text:tab/><draw:frame draw:style-name="fr2" draw:name="Rahmen73" text:anchor-type="as-char" svg:width="0.349cm" svg:height="0.349cm" draw:z-index="77"><draw:text-box><text:p text:style-name="Frame_20_contents"/></draw:text-box></draw:frame> Physik<text:tab/><draw:frame draw:style-name="fr2" draw:name="Rahmen74" text:anchor-type="as-char" svg:width="0.349cm" svg:height="0.349cm" draw:z-index="78"><draw:text-box><text:p text:style-name="Frame_20_contents"/></draw:text-box></draw:frame> Elektrotechnik<text:tab/><text:tab/><draw:frame draw:style-name="fr2" draw:name="Rahmen75" text:anchor-type="as-char" svg:width="0.349cm" svg:height="0.349cm" draw:z-index="80"><draw:text-box><text:p text:style-name="Frame_20_contents"/></draw:text-box></draw:frame> Informationstechnik</text:p>
      <text:p text:style-name="Answer-Choice">Sonstiges</text:p>
      <text:p text:style-name="Answer"><draw:frame draw:style-name="fr3" draw:name="Rahmen83" text:anchor-type="as-char" svg:width="17.401cm" svg:height="1.6cm" draw:z-index="81"><draw:text-box><text:p text:style-name="Frame_20_contents"/></draw:text-box></draw:frame> </text:p>
      <text:list xml:id="list230540884151305" text:continue-numbering="true" text:style-name="Numbering_20_1">
        <text:list-item>
          <text:list>
            <text:list-item>
              <text:p text:style-name="QObject-Choice">Hattest Du Schwierigkeiten mit ...</text:p>
            </text:list-item>
          </text:list>
        </text:list-item>
      </text:list>
      <text:p text:style-name="Answer-Choice"><draw:frame draw:style-name="fr2" draw:name="Rahmen76" text:anchor-type="as-char" svg:width="0.349cm" svg:height="0.349cm" draw:z-index="82"><draw:text-box><text:p text:style-name="Frame_20_contents"/></draw:text-box></draw:frame> Gedanken in Worte fassen<text:tab/><draw:frame draw:style-name="fr2" draw:name="Rahmen77" text:anchor-type="as-char" svg:width="0.349cm" svg:height="0.349cm" draw:z-index="83"><draw:text-box><text:p text:style-name="Frame_20_contents"/></draw:text-box></draw:frame> Verständnis der Aufgaben<text:tab/><draw:frame draw:style-name="fr2" draw:name="Rahmen78" text:anchor-type="as-char" svg:width="0.349cm" svg:height="0.349cm" draw:z-index="84"><draw:text-box><text:p text:style-name="Frame_20_contents"/></draw:text-box></draw:frame> Sprache</text:p>
      <text:p text:style-name="Answer-Choice">Sonstiges</text:p>
      <text:p text:style-name="Answer"><draw:frame draw:style-name="fr3" draw:name="Rahmen84" text:anchor-type="as-char" svg:width="17.401cm" svg:height="1.6cm" draw:z-index="85"><draw:text-box><text:p text:style-name="Frame_20_contents"/></draw:text-box></draw:frame> </text:p>
      <text:list xml:id="list230541098254380" text:continue-numbering="true" text:style-name="Numbering_20_1">
        <text:list-item>
          <text:list>
            <text:list-item>
              <text:p text:style-name="QObject-Mark">Welche Note würdest Du Dir jetzt nach der Klausur geben?</text:p>
            </text:list-item>
          </text:list>
        </text:list-item>
      </text:list>
      <text:p text:style-name="Answer-Mark"><text:tab/>1<text:tab/><draw:frame draw:style-name="fr2" draw:name="Rahmen67" text:anchor-type="as-char" svg:width="0.349cm" svg:height="0.349cm" draw:z-index="63"><draw:text-box><text:p text:style-name="Frame_20_contents"/></draw:text-box></draw:frame> <text:s text:c="6"/><draw:frame draw:style-name="fr2" draw:name="Rahmen68" text:anchor-type="as-char" svg:width="0.349cm" svg:height="0.349cm" draw:z-index="64"><draw:text-box><text:p text:style-name="Frame_20_contents"/></draw:text-box></draw:frame> <text:s text:c="6"/><draw:frame draw:style-name="fr2" draw:name="Rahmen69" text:anchor-type="as-char" svg:width="0.349cm" svg:height="0.349cm" draw:z-index="65"><draw:text-box><text:p text:style-name="Frame_20_contents"/></draw:text-box></draw:frame> <text:s text:c="6"/><draw:frame draw:style-name="fr2" draw:name="Rahmen70" text:anchor-type="as-char" svg:width="0.349cm" svg:height="0.349cm" draw:z-index="66"><draw:text-box><text:p text:style-name="Frame_20_contents"/></draw:text-box></draw:frame> <text:s text:c="6"/><draw:frame draw:style-name="fr2" draw:name="Rahmen71" text:anchor-type="as-char" svg:width="0.349cm" svg:height="0.349cm" draw:z-index="67"><draw:text-box><text:p text:style-name="Frame_20_contents"/></draw:text-box></draw:frame><text:tab/>5</text:p>
      <text:list xml:id="list230542273631722" text:continue-numbering="true" text:style-name="Numbering_20_1">
        <text:list-item>
          <text:list>
            <text:list-item>
              <text:p text:style-name="QObject-Choice">Was hättest Du im Nachhinein bei Deiner Vorbereitung anders gemacht?</text:p>
            </text:list-item>
          </text:list>
        </text:list-item>
      </text:list>
      <text:p text:style-name="Answer-Choice"><draw:frame draw:style-name="fr2" draw:name="Rahmen79" text:anchor-type="as-char" svg:width="0.349cm" svg:height="0.349cm" draw:z-index="74"><draw:text-box><text:p text:style-name="Frame_20_contents"/></draw:text-box></draw:frame> mehr Theorie<text:tab/><text:tab/><draw:frame draw:style-name="fr2" draw:name="Rahmen80" text:anchor-type="as-char" svg:width="0.349cm" svg:height="0.349cm" draw:z-index="75"><draw:text-box><text:p text:style-name="Frame_20_contents"/></draw:text-box></draw:frame> mehr alte Klausuren<text:tab/><draw:frame draw:style-name="fr2" draw:name="Rahmen81" text:anchor-type="as-char" svg:width="0.349cm" svg:height="0.349cm" draw:z-index="76"><draw:text-box><text:p text:style-name="Frame_20_contents"/></draw:text-box></draw:frame> mehr Übungsaufgaben</text:p>
      <text:p text:style-name="Answer-Choice"><draw:frame draw:style-name="fr2" draw:name="Rahmen1" text:anchor-type="as-char" svg:width="0.349cm" svg:height="0.349cm" draw:z-index="86"><draw:text-box><text:p text:style-name="Frame_20_contents"/></draw:text-box></draw:frame> Regelmäßigerer Besuch der Vorlesung<text:tab/><draw:frame draw:style-name="fr2" draw:name="Rahmen82" text:anchor-type="as-char" svg:width="0.349cm" svg:height="0.349cm" draw:z-index="87"><draw:text-box><text:p text:style-name="Frame_20_contents"/></draw:text-box></draw:frame> Vor- und Nachbereiten der Vorlesung</text:p>
      <text:p text:style-name="Answer-Choice"><draw:frame draw:style-name="fr2" draw:name="Rahmen88" text:anchor-type="as-char" svg:width="0.349cm" svg:height="0.349cm" draw:z-index="88"><draw:text-box><text:p text:style-name="Frame_20_contents"/></draw:text-box></draw:frame> Regelmäßigerer Besuch der Übung<text:tab/><draw:frame draw:style-name="fr2" draw:name="Rahmen89" text:anchor-type="as-char" svg:width="0.349cm" svg:height="0.349cm" draw:z-index="89"><draw:text-box><text:p text:style-name="Frame_20_contents"/></draw:text-box></draw:frame> Vor- und Nachbereiten der Übung</text:p>
      <text:p text:style-name="Answer-Choice">Sonstiges</text:p>
      <text:p text:style-name="Answer-Choice"><draw:frame draw:style-name="fr3" draw:name="Rahmen85" text:anchor-type="as-char" svg:width="17.401cm" svg:height="1.6cm" draw:z-index="90"><draw:text-box><text:p text:style-name="Frame_20_contents"/></draw:text-box></draw:frame> </text:p>
      <text:list xml:id="list230542451645086" text:continue-numbering="true" text:style-name="Numbering_20_1">
        <text:list-item>
          <text:p text:style-name="QObject-Head">Sonstiges</text:p>
          <text:list>
            <text:list-item>
              <text:p text:style-name="QObject-Text">Kommentare (Was kann die Universität verbessern? Was kann die Fachschaft verbessern?)</text:p>
            </text:list-item>
          </text:list>
        </text:list-item>
      </text:list>
      <text:p text:style-name="Answer"><draw:frame draw:style-name="fr3" draw:name="Rahmen86" text:anchor-type="as-char" svg:width="17.401cm" svg:height="7.2cm" draw:z-index="79"><draw:text-box><text:p text:style-name="Frame_20_contents"/></draw:text-box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Palladio L" svg:font-family="'URW Palladio L'" style:font-adornments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/>
      <style:text-properties style:font-name="URW Palladio L" fo:font-family="'URW Palladio L'" style:font-style-name="Roman" style:font-pitch="variable" fo:font-size="10.5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20%" style:page-number="auto">
        <style:tab-stops/>
      </style:paragraph-properties>
      <style:text-properties fo:font-size="10.5pt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weight="normal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Object" style:family="paragraph" style:parent-style-name="Text_20_body">
      <style:paragraph-properties fo:margin-top="0.15cm" fo:margin-bottom="0cm" loext:contextual-spacing="false"/>
    </style:style>
    <style:style style:name="QObject-Head" style:family="paragraph" style:parent-style-name="QObject" style:list-style-name="Numbering_20_1" style:class="text">
      <loext:graphic-properties draw:fill="solid" draw:fill-color="#b3b3b3" draw:opacity="100%"/>
      <style:paragraph-properties fo:background-color="#b3b3b3">
        <style:tab-stops/>
      </style:paragraph-properties>
      <style:text-properties fo:font-size="120%" fo:font-weight="bold" style:font-size-asian="10.5pt"/>
    </style:style>
    <style:style style:name="QObject-Choice" style:family="paragraph" style:parent-style-name="QObject" style:next-style-name="Answer-Choice" style:list-style-name="Numbering_20_1"/>
    <style:style style:name="Answer" style:family="paragraph" style:parent-style-name="Text_20_body">
      <style:paragraph-properties fo:margin-left="1cm" fo:margin-right="0cm" fo:margin-top="0cm" fo:margin-bottom="0cm" loext:contextual-spacing="false" fo:text-indent="0cm" style:auto-text-indent="false">
        <style:tab-stops/>
      </style:paragraph-properties>
      <style:text-properties fo:font-weight="normal" style:font-size-asian="10.5pt"/>
    </style:style>
    <style:style style:name="Answer-Choice" style:family="paragraph" style:parent-style-name="Answer">
      <style:paragraph-properties>
        <style:tab-stops>
          <style:tab-stop style:position="2.9cm"/>
          <style:tab-stop style:position="5.8cm"/>
          <style:tab-stop style:position="8.7cm"/>
          <style:tab-stop style:position="11.599cm"/>
          <style:tab-stop style:position="14.499cm"/>
        </style:tab-stops>
      </style:paragraph-properties>
    </style:style>
    <style:style style:name="QObject-Mark" style:family="paragraph" style:parent-style-name="QObject" style:list-style-name="Numbering_20_1"/>
    <style:style style:name="Answer-Mark" style:family="paragraph" style:parent-style-name="Answer" style:master-page-name="">
      <style:paragraph-properties style:page-number="auto">
        <style:tab-stops>
          <style:tab-stop style:position="5.5cm" style:type="right"/>
          <style:tab-stop style:position="8.5cm" style:type="center"/>
          <style:tab-stop style:position="11.501cm"/>
        </style:tab-stops>
      </style:paragraph-properties>
    </style:style>
    <style:style style:name="QObject-Text" style:family="paragraph" style:parent-style-name="QObject" style:list-style-name="Numbering_20_1">
      <style:paragraph-properties>
        <style:tab-stops/>
      </style:paragraph-properties>
    </style:style>
    <style:style style:name="Belehrung" style:family="paragraph" style:parent-style-name="Text_20_body">
      <style:paragraph-properties fo:padding="0.049cm" fo:border-left="none" fo:border-right="none" fo:border-top="0.51pt solid #000000" fo:border-bottom="0.51pt solid #000000"/>
      <style:text-properties fo:font-size="9pt" style:font-size-asian="10.5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#ffffff" style:background-transparency="100%" draw:fill="solid" draw:fill-color="#ffffff" draw:opacity="0%" fo:padding="0.15cm" fo:border="0.06pt solid #000000"/>
    </style:style>
    <style:style style:name="Checkbox" style:family="graphic" style:parent-style-name="Frame">
      <style:graphic-properties svg:width="0.3cm" svg:height="0.3cm" text:anchor-type="as-char" svg:x="0cm" svg:y="-0.339cm" fo:margin-left="0cm" fo:margin-right="0cm" fo:margin-top="0cm" fo:margin-bottom="0cm" style:vertical-pos="middle" style:vertical-rel="text" style:horizontal-pos="center" style:horizontal-rel="paragraph-content" fo:background-color="transparent" draw:fill="none" draw:fill-color="#99ccff" draw:opacity="100%" fo:padding="0cm" fo:border="0.99pt solid #000000" style:shadow="none" draw:shadow-opacity="100%"/>
    </style:style>
    <style:style style:name="Textbox" style:family="graphic">
      <style:graphic-properties svg:width="18cm" svg:height="2cm" text:anchor-type="as-char" svg:x="0cm" svg:y="-0.339cm" fo:margin-left="0cm" fo:margin-right="0cm" fo:margin-top="0cm" fo:margin-bottom="0cm" style:wrap="parallel" style:number-wrapped-paragraphs="no-limit" style:wrap-contour="false" style:vertical-pos="middle" style:vertical-rel="text" style:horizontal-pos="center" style:horizontal-rel="paragraph-content" fo:background-color="transparent" draw:fill="none" draw:fill-color="#99ccff" fo:padding="0cm" fo:border="0.99pt solid #000000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 " style:num-format="1">
        <style:list-level-properties/>
      </text:list-level-style-number>
      <text:list-level-style-number text:level="2" text:style-name="Numbering_20_Symbols" style:num-suffix=" " style:num-format="1" text:display-levels="2">
        <style:list-level-properties/>
      </text:list-level-style-number>
      <text:list-level-style-number text:level="3" text:style-name="Numbering_20_Symbols" style:num-suffix=" " style:num-format="1" text:display-levels="3">
        <style:list-level-properties/>
      </text:list-level-style-number>
      <text:list-level-style-number text:level="4" text:style-name="Numbering_20_Symbols" style:num-suffix=" " style:num-format="1" text:display-levels="4">
        <style:list-level-properties/>
      </text:list-level-style-number>
      <text:list-level-style-number text:level="5" text:style-name="Numbering_20_Symbols" style:num-suffix=" " style:num-format="1" text:display-levels="5">
        <style:list-level-properties/>
      </text:list-level-style-number>
      <text:list-level-style-number text:level="6" text:style-name="Numbering_20_Symbols" style:num-suffix=" " style:num-format="1" text:display-levels="6">
        <style:list-level-properties/>
      </text:list-level-style-number>
      <text:list-level-style-number text:level="7" text:style-name="Numbering_20_Symbols" style:num-suffix=" " style:num-format="1" text:display-levels="7">
        <style:list-level-properties/>
      </text:list-level-style-number>
      <text:list-level-style-number text:level="8" text:style-name="Numbering_20_Symbols" style:num-suffix=" " style:num-format="1" text:display-levels="8">
        <style:list-level-properties/>
      </text:list-level-style-number>
      <text:list-level-style-number text:level="9" text:style-name="Numbering_20_Symbols" style:num-suffix=" " style:num-format="1" text:display-levels="9">
        <style:list-level-properties/>
      </text:list-level-style-number>
      <text:list-level-style-number text:level="10" text:style-name="Numbering_20_Symbols" style:num-suffix=" " style:num-format="1" text:display-levels="10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Fachschaft Elektro- und Informationstechnik</text:p>
        <text:p text:style-name="Header">AG Lernverhalt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1$Linux_X86_64 LibreOffice_project/10m0$Build-1</meta:generator>
    <meta:initial-creator>Christoph Simon</meta:initial-creator>
    <meta:creation-date>2008-06-17T20:12:33</meta:creation-date>
    <dc:creator>Benjamin Berg</dc:creator>
    <dc:date>2016-03-02T23:05:38.439554804</dc:date>
    <meta:editing-cycles>41</meta:editing-cycles>
    <meta:editing-duration>PT5H47M42S</meta:editing-duration>
    <meta:document-statistic meta:table-count="0" meta:image-count="2" meta:object-count="0" meta:page-count="2" meta:paragraph-count="64" meta:word-count="424" meta:character-count="2920" meta:non-whitespace-character-count="2316"/>
    <meta:user-defined meta:name="Datum">28.07.2008</meta:user-defined>
    <meta:user-defined meta:name="Info 3"/>
    <meta:user-defined meta:name="Info 4"/>
    <meta:user-defined meta:name="Umfrage">Prüfung ES Sommersemester 2008</meta:user-defined>
  </office:meta>
</office:document-meta>
</file>